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e272" officeooo:paragraph-rsid="000de272"/>
    </style:style>
    <style:style style:name="P2" style:family="paragraph" style:parent-style-name="Standard">
      <style:text-properties officeooo:rsid="000de272" officeooo:paragraph-rsid="000de272"/>
    </style:style>
    <style:style style:name="P3" style:family="paragraph" style:parent-style-name="Standard">
      <style:paragraph-properties fo:text-align="center" style:justify-single-word="false"/>
      <style:text-properties fo:font-size="18pt" officeooo:rsid="0011a75c" officeooo:paragraph-rsid="0011a75c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1c3c0" officeooo:paragraph-rsid="0011c3c0" style:font-size-asian="14pt" style:font-size-complex="16pt"/>
    </style:style>
    <style:style style:name="P5" style:family="paragraph" style:parent-style-name="Standard">
      <style:text-properties officeooo:rsid="0011c3c0" officeooo:paragraph-rsid="0011c3c0"/>
    </style:style>
    <style:style style:name="P6" style:family="paragraph" style:parent-style-name="Standard" style:list-style-name="L3">
      <style:text-properties officeooo:rsid="0011c3c0" officeooo:paragraph-rsid="0011c3c0"/>
    </style:style>
    <style:style style:name="P7" style:family="paragraph" style:parent-style-name="Standard" style:list-style-name="L3">
      <style:text-properties officeooo:rsid="0012c799" officeooo:paragraph-rsid="0012c7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clectic Methods Software Development</text:p>
      <text:p text:style-name="P4">Risk Assessment</text:p>
      <text:p text:style-name="P1"/>
      <text:p text:style-name="P1">Development Team</text:p>
      <text:p text:style-name="P1"><text:tab/>Zachary Taylor</text:p>
      <text:p text:style-name="P1"><text:tab/>Patrick Davis</text:p>
      <text:p text:style-name="P1"/>
      <text:p text:style-name="P1">Goal/Vision</text:p>
      <text:p text:style-name="P1"><text:tab/>Provide a tool for pair programming and collaboration using live syncing of text, basic communication, and project file management.</text:p>
      <text:p text:style-name="P1"/>
      <text:p text:style-name="P5">Risk</text:p>
      <text:list xml:id="list6035364452193626669" text:style-name="L3">
        <text:list-item>
          <text:p text:style-name="P6">Networking management/Issues</text:p>
          <text:list>
            <text:list-item>
              <text:p text:style-name="P6">Network management in C#</text:p>
            </text:list-item>
            <text:list-item>
              <text:p text:style-name="P6">Physical management as related to speed/reliability</text:p>
            </text:list-item>
            <text:list-item>
              <text:p text:style-name="P6">Proper synchronization for real time text editing on an unsuitable/non-existent network</text:p>
            </text:list-item>
            <text:list-item>
              <text:p text:style-name="P6">Secure transmission of synchronized data and text based communication</text:p>
            </text:list-item>
          </text:list>
        </text:list-item>
        <text:list-item>
          <text:p text:style-name="P6">Limited API integration knowledge</text:p>
          <text:list>
            <text:list-item>
              <text:p text:style-name="P6">Use of Google API for synchronization</text:p>
            </text:list-item>
            <text:list-item>
              <text:p text:style-name="P6">WinForms GUI implementation/ integration with other APIs</text:p>
            </text:list-item>
          </text:list>
        </text:list-item>
        <text:list-item>
          <text:p text:style-name="P6">Proper Implementation of Syntactic highlighting</text:p>
          <text:list>
            <text:list-item>
              <text:p text:style-name="P6">ColorCode API integration over networked systems</text:p>
            </text:list-item>
            <text:list-item>
              <text:p text:style-name="P6">Different Languages</text:p>
            </text:list-item>
          </text:list>
        </text:list-item>
        <text:list-item>
          <text:p text:style-name="P6">Time</text:p>
          <text:list>
            <text:list-item>
              <text:p text:style-name="P6">May or may not exist in adequate quantities for completion of planned work</text:p>
            </text:list-item>
          </text:list>
        </text:list-item>
        <text:list-item>
          <text:p text:style-name="P7">Unconsidered Risks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3:13:08.550000000</meta:creation-date>
    <dc:date>2016-02-11T13:57:46.656000000</dc:date>
    <meta:editing-duration>PT23M35S</meta:editing-duration>
    <meta:editing-cycles>5</meta:editing-cycles>
    <meta:generator>LibreOffice/5.0.3.2$Windows_X86_64 LibreOffice_project/e5f16313668ac592c1bfb310f4390624e3dbfb75</meta:generator>
    <meta:document-statistic meta:table-count="0" meta:image-count="0" meta:object-count="0" meta:page-count="1" meta:paragraph-count="22" meta:word-count="125" meta:character-count="853" meta:non-whitespace-character-count="761"/>
  </office:meta>
</office:document-meta>
</file>